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Kuva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ineopintojen harjoitustyö: Tietokantasovellus,</text:p>
      <text:p text:style-name="P2">Toteutusdokumentti</text:p>
      <text:p text:style-name="P1"/>
      <text:p text:style-name="P1">Heikki Haapala</text:p>
      <text:p text:style-name="P1">Opiskelijanumero 014090190</text:p>
      <text:p text:style-name="P1"/>
      <text:p text:style-name="P1">7.3.201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isällysluettelo</text:p>
          </text:index-title>
          <text:p text:style-name="P4"><text:a xlink:type="simple" xlink:href="#__RefHeading__106_1438111842" text:style-name="Index_20_Link" text:visited-style-name="Index_20_Link">1Johdanto<text:tab/>3</text:a></text:p>
          <text:p text:style-name="P5"><text:a xlink:type="simple" xlink:href="#__RefHeading__480_1438111842" text:style-name="Index_20_Link" text:visited-style-name="Index_20_Link">1.1Järjestelmän tarkoitus<text:tab/>3</text:a></text:p>
          <text:p text:style-name="P5"><text:a xlink:type="simple" xlink:href="#__RefHeading__482_1438111842" text:style-name="Index_20_Link" text:visited-style-name="Index_20_Link">1.2Toimintaympäristö<text:tab/>3</text:a></text:p>
          <text:p text:style-name="P5"><text:a xlink:type="simple" xlink:href="#__RefHeading__484_1438111842" text:style-name="Index_20_Link" text:visited-style-name="Index_20_Link">1.3Rajaukset<text:tab/>3</text:a></text:p>
          <text:p text:style-name="P5"><text:a xlink:type="simple" xlink:href="#__RefHeading__486_1438111842" text:style-name="Index_20_Link" text:visited-style-name="Index_20_Link">1.4Toteutusympäristö<text:tab/>3</text:a></text:p>
          <text:p text:style-name="P4"><text:a xlink:type="simple" xlink:href="#__RefHeading__215_1438111842" text:style-name="Index_20_Link" text:visited-style-name="Index_20_Link">2Ohjelmiston yleisrakenne<text:tab/>4</text:a></text:p>
          <text:p text:style-name="P4"><text:a xlink:type="simple" xlink:href="#__RefHeading__221_1438111842" text:style-name="Index_20_Link" text:visited-style-name="Index_20_Link">3Järjestelmän komponentit<text:tab/>4</text:a></text:p>
          <text:p text:style-name="P4"><text:a xlink:type="simple" xlink:href="#__RefHeading__223_1438111842" text:style-name="Index_20_Link" text:visited-style-name="Index_20_Link">4Asennustiedot<text:tab/>5</text:a></text:p>
          <text:p text:style-name="P4"><text:a xlink:type="simple" xlink:href="#__RefHeading__225_1438111842" text:style-name="Index_20_Link" text:visited-style-name="Index_20_Link">5Käynnistys- ja käyttöohje<text:tab/>6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bookmark-start text:name="__RefHeading__106_1438111842"/><text:soft-page-break/>Johdanto<text:bookmark-end text:name="__RefHeading__106_1438111842"/></text:h>
      <text:h text:style-name="Heading_20_3" text:outline-level="3"><text:bookmark-start text:name="__RefHeading__480_1438111842"/>Järjestelmän tarkoitus<text:bookmark-end text:name="__RefHeading__480_1438111842"/></text:h>
      <text:p text:style-name="Text_20_body">Työvuorosuunnittelusovellus on tarkoitettu työvuorojen perussuunnitteluun. Työvuoroja ja työntekijöitä voi hallita ja työvuoroihin voi asettaa työntekijöitä päivä-/työvuorotasolla. Suunnittelun tekee työnantaja, mutta työntekijöillä on mahdollisuus lisätä järjestelmään tietoja mahdollisista poissaoloistaan ja lomistaan, jotka työnantaja voi hyväksyä ja täten nähdä suunnittelunäkymässä kyseiset tiedot ja käyttää niitä hyväksi tehdessään työvuorosuunnitelmaa.</text:p>
      <text:h text:style-name="Heading_20_3" text:outline-level="3"><text:bookmark-start text:name="__RefHeading__482_1438111842"/>Toimintaympäristö<text:bookmark-end text:name="__RefHeading__482_1438111842"/></text:h>
      <text:p text:style-name="Text_20_body">Järjestelmä vaatii Java Servlet -suoritusympäristön (esim. Tomcat). Järjestelmä tullaan testaamaan lähes yksinomaan Tomcatilla, joten Tomcat toimivuus taataan myöskin vain Tomcatilla. Sovellus vaatii myös tietokannan toimiakseen, tietokantana tullaan käyttämään MySQL-tietokantaa.</text:p>
      <text:h text:style-name="Heading_20_3" text:outline-level="3"><text:bookmark-start text:name="__RefHeading__484_1438111842"/>Rajaukset<text:bookmark-end text:name="__RefHeading__484_1438111842"/></text:h>
      <text:p text:style-name="Text_20_body">Toteutus tulee keskittymään työvuorojen ja käyttäjien hallintaan sekä yleiseen viikkosuunnittelunäkymään. Jos aikaa jää, tullaan toteuttamaan lisäksi ehdotusmahdollisuudet työntekijöille ja työnantajalle näiden hallintanäkymä.</text:p>
      <text:h text:style-name="Heading_20_3" text:outline-level="3"><text:bookmark-start text:name="__RefHeading__486_1438111842"/>Toteutusympäristö<text:bookmark-end text:name="__RefHeading__486_1438111842"/></text:h>
      <text:p text:style-name="Text_20_body">Sovellus toteutetaan käyttämällä NetBeans-kehitysympäristöä. Muita työkaluja tulee olemaan Git versionhallintaa varten, Maven kirjastonhallintaa varten ja JRebel kehityksen nopeuttamista auttamaan. Toteutuskoneella tulee pyörimään MySQL-testipalvelin ja Tomcat-testiympäristö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215_1438111842"/><text:soft-page-break/>Ohjelmiston yleisrakenne<text:bookmark-end text:name="__RefHeading__215_1438111842"/></text:h>
      <text:p text:style-name="P3">Ohjelmiston yleisrakenteessa kuvataan, mistä komponenteista ohjelmisto koostuu. WWW-alustaisissa sovelluksissa komponentteja ovat:</text:p>
      <text:p text:style-name="P3"/>
      <text:p text:style-name="P3">HTML-sivut (käsintehdyt tai proseduurien generoimat),</text:p>
      <text:p text:style-name="P3">kuvat yms. erillistiedostot ja</text:p>
      <text:p text:style-name="P3">ohjelmat, joita käytetään sivujen tuottamiseen tai lomakkeiden käsittelyyn. Servlet-toteutuksessa ohjelmat jakautuvat servletteihin ja apuluokkiin.</text:p>
      <text:p text:style-name="P3">Kokonaisuuden kuvaamiseksi esitetään kaavio, josta näkyy, miten komponentit liittyvät toisiinsa. Kaaviossa esitetään</text:p>
      <text:p text:style-name="P3">liikkuminen sivujen välillä ja</text:p>
      <text:p text:style-name="P3">sivujen generointi ohjelmissa.</text:p>
      <text:p text:style-name="P3">Jos ohjelmiston käyttöliittymä hyödyntää kehyksiä (frame), on kuvattava millaisia riippuvuuksia kehysten sisällöillä on.</text:p>
      <text:p text:style-name="P3"/>
      <text:p text:style-name="P3"/>
      <text:p text:style-name="P3"/>
      <text:p text:style-name="P3"/>
      <text:h text:style-name="Heading_20_2" text:outline-level="2"><text:bookmark-start text:name="__RefHeading__221_1438111842"/>Järjestelmän komponentit<text:bookmark-end text:name="__RefHeading__221_1438111842"/></text:h>
      <text:p text:style-name="P3">Kaikkien komponenttien kohdalta esitetään:</text:p>
      <text:p text:style-name="P3"/>
      <text:p text:style-name="P3">komponentin nimi</text:p>
      <text:p text:style-name="P3">komponentin tarkoitus</text:p>
      <text:p text:style-name="P3">komponentin tyyppi</text:p>
      <text:p text:style-name="P3">Komponentit voidaan esitellä esim. ryhmiteltyinä html-sivuihin, servletteihin ja apuluokkiin. Lisäksi voi omana osionaan luetella sovelluksessa käytettävät kuva-, ääni- yms. tiedostot.</text:p>
      <text:p text:style-name="P3">HTML-sivujen osalta kuvataan</text:p>
      <text:p text:style-name="P3"/>
      <text:p text:style-name="P3">lyhyt luonnehdinta sivun sisällöstä</text:p>
      <text:p text:style-name="P3">mitä tiedostoja sivuun sisältyy</text:p>
      <text:p text:style-name="P3">mitä linkkejä tai lomakkeita sivulle sisältyy ja</text:p>
      <text:p text:style-name="P3">mitä ohjelmia sivulta käynnistetään ja miten (linkki vai lomakkeenkäsittelijä)</text:p>
      <text:p text:style-name="P3">jos sivuun liittyy Javascriptillä tehtäviä tarkistuksia, nämä mainitaan.</text:p>
      <text:p text:style-name="P3"><text:s/></text:p>
      <text:p text:style-name="P3">HTML-lomakkeisiin liittyvien kenttien osalta kerrotaan, mitä kenttiä lomakkeeseen sisältyy. Jos <text:soft-page-break/>arvoihin liittyy jotain erityisvaatimuksia, nämä kerrotaan. Piilokentät ja niiden käyttötarkoitus on syytä esittää. Jos sivu on konkreettinen HTML-tiedosto, kerrotaan, missä tämä tiedosto sijaitsee. Jos sivu on generoitu kerrotaan, mikä ohjelma generoi sen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bookmark-start text:name="__RefHeading__223_1438111842"/>Asennustiedot<text:bookmark-end text:name="__RefHeading__223_143811184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225_1438111842"/>Käynnistys- ja käyttöohje<text:bookmark-end text:name="__RefHeading__225_1438111842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roid Sans" style:font-size-asian="24pt" style:font-weight-asian="bold" style:font-name-complex="Lohit Hindi" style:font-size-complex="2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>
        <style:tab-stops/>
      </style:paragraph-properties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Kuva" style:family="paragraph" style:parent-style-name="Caption"/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kki Haapala</meta:initial-creator>
    <meta:creation-date>2013-03-03T19:35:45</meta:creation-date>
    <dc:date>2013-03-06T13:45:40</dc:date>
    <dc:creator>Heikki Haapala</dc:creator>
    <meta:editing-duration>PT15H46M33S</meta:editing-duration>
    <meta:editing-cycles>48</meta:editing-cycles>
    <meta:generator>LibreOffice/3.5$Linux_X86_64 LibreOffice_project/350m1$Build-2</meta:generator>
    <meta:document-statistic meta:table-count="0" meta:image-count="0" meta:object-count="0" meta:page-count="6" meta:paragraph-count="49" meta:word-count="351" meta:character-count="3166" meta:non-whitespace-character-count="3030"/>
  </office:meta>
</office:document-meta>
</file>